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74e" style:font-weight-asian="bold" style:font-weight-complex="bold"/>
    </style:style>
    <style:style style:name="T3" style:family="text">
      <style:text-properties fo:font-weight="bold" officeooo:rsid="00231850" style:font-weight-asian="bold" style:font-weight-complex="bold"/>
    </style:style>
    <style:style style:name="T4" style:family="text">
      <style:text-properties fo:font-weight="bold" officeooo:rsid="0023c944" style:font-weight-asian="bold" style:font-weight-complex="bold"/>
    </style:style>
    <style:style style:name="T5" style:family="text">
      <style:text-properties fo:font-weight="bold" officeooo:rsid="0029024f" style:font-weight-asian="bold" style:font-weight-complex="bold"/>
    </style:style>
    <style:style style:name="T6" style:family="text">
      <style:text-properties fo:font-weight="bold" fo:background-color="#ff0000" loext:char-shading-value="0" style:font-weight-asian="bold" style:font-weight-complex="bold"/>
    </style:style>
    <style:style style:name="T7" style:family="text">
      <style:text-properties fo:font-weight="bold" officeooo:rsid="00215f24" fo:background-color="#ff0000" loext:char-shading-value="0" style:font-weight-asian="bold" style:font-weight-complex="bold"/>
    </style:style>
    <style:style style:name="T8" style:family="text">
      <style:text-properties fo:font-weight="bold" officeooo:rsid="0021c74e" fo:background-color="#ff0000" loext:char-shading-value="0" style:font-weight-asian="bold" style:font-weight-complex="bold"/>
    </style:style>
    <style:style style:name="T9" style:family="text">
      <style:text-properties fo:font-weight="bold" officeooo:rsid="0021c74e" fo:background-color="#ff0000" loext:char-shading-value="0" style:font-weight-asian="bold" style:font-weight-complex="bold"/>
    </style:style>
    <style:style style:name="T10" style:family="text">
      <style:text-properties fo:font-weight="bold" fo:background-color="#ff0000" loext:char-shading-value="0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215f24" fo:background-color="transparent" loext:char-shading-value="0" style:font-weight-asian="bold" style:font-weight-complex="bold"/>
    </style:style>
    <style:style style:name="T13" style:family="text">
      <style:text-properties fo:font-weight="bold" officeooo:rsid="00215f24" fo:background-color="transparent" loext:char-shading-value="0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fo:font-weight="bold" officeooo:rsid="0021c74e" fo:background-color="transparent" loext:char-shading-value="0" style:font-weight-asian="bold" style:font-weight-complex="bold"/>
    </style:style>
    <style:style style:name="T16" style:family="text">
      <style:text-properties officeooo:rsid="001fe094"/>
    </style:style>
    <style:style style:name="T17" style:family="text">
      <style:text-properties officeooo:rsid="00215f24"/>
    </style:style>
    <style:style style:name="T18" style:family="text">
      <style:text-properties officeooo:rsid="00231850"/>
    </style:style>
    <style:style style:name="T19" style:family="text">
      <style:text-properties officeooo:rsid="0023c944"/>
    </style:style>
    <style:style style:name="T20" style:family="text">
      <style:text-properties officeooo:rsid="00261bc4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#ff0000" loext:char-shading-value="0"/>
    </style:style>
    <style:style style:name="T23" style:family="text">
      <style:text-properties fo:background-color="#ff0000" loext:char-shading-value="0"/>
    </style:style>
    <style:style style:name="T24" style:family="text">
      <style:text-properties officeooo:rsid="0029024f"/>
    </style:style>
    <style:style style:name="T25" style:family="text">
      <style:text-properties officeooo:rsid="00293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ogicaAlgoritmoJavaScript</text:p>
      <text:p text:style-name="P8"><text:span text:style-name="T5">$</text:span><text:span text:style-name="T1">npm install readline-sync</text:span> →<text:span text:style-name="T24"> para o terminal aceitar input no node.js</text:span>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7">ESTRUTURAS DE REPETIÇÃO - “<text:span text:style-name="T20">do”</text:span></text:p>
      <text:p text:style-name="P1"><text:span text:style-name="T1">ex029 </text:span>→ MINHA TABUADA: Desenvol<text:span text:style-name="T25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5">v</text:span>a um programa <text:span text:style-name="T16">que receba até cinco números e no final mostre quantos números negativos foram digitados. </text:span>Use o laço de repetição “do”.</text:p>
      <text:p text:style-name="P2"><text:span text:style-name="T14">ex03</text:span><text:span text:style-name="T13">1</text:span><text:span text:style-name="T14"> </text:span>→ FATORIAL: Desenvol<text:span text:style-name="T25">v</text:span>a um programa <text:span text:style-name="T17">em que o usuário digite um número e o programa mostre o fatorial desse número. </text:span>Use o laço de repetição “do”.</text:p>
      <text:p text:style-name="P3"><text:span text:style-name="T14">ex03</text:span><text:span text:style-name="T15">2</text:span><text:span text:style-name="T14"> </text:span><text:span text:style-name="T21">→ </text:span>FATORIAL REPETICAO: Desenvol<text:span text:style-name="T25">v</text:span>a um programa <text:span text:style-name="T17">em que o usuário digite um número e o programa mostre o fatorial desse número e no final pergunte se o usuário quer repetir a operação. </text:span>Use o laço de repetição “do”.</text:p>
      <text:p text:style-name="P3"><text:span text:style-name="T14">ex03</text:span><text:span text:style-name="T15">3</text:span><text:span text:style-name="T14"> </text:span><text:span text:style-name="T21">→</text:span> NUMERO PRIMO: Desenvol<text:span text:style-name="T25">v</text:span>a um programa <text:span text:style-name="T17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0">ex03</text:span><text:span text:style-name="T9">4</text:span><text:span text:style-name="T1"> </text:span>→ SUPER CONTADOR: Desenvol<text:span text:style-name="T25">v</text:span>a um programa <text:span text:style-name="T17">em que o usuário escolha em um menu se quer contar de 0 a 10 ou de 10 a 0. </text:span>Use o laço de repetição “do”.</text:p>
      <text:p text:style-name="P5"><text:span text:style-name="T1">ex03</text:span><text:span text:style-name="T3">5</text:span><text:span text:style-name="T1"> </text:span>→ ESCOLHENDO PESSOAS: <text:s/>Desenvol<text:span text:style-name="T25">v</text:span>a um programa <text:span text:style-name="T17">em que ele mostre total de homens com mais de 18 anos e cabelos castanhos: o t</text:span>otal de mulheres entre 25 e 30 <text:span text:style-name="T18">anos</text:span> e cabelos loiros. <text:span text:style-name="T19">Menu da cor da pele: </text:span>Preto, Castanho, Loiro <text:span text:style-name="T19">e </text:span>Ruivo. Use o laço de repetição “do”.</text:p>
      <text:p text:style-name="P6">ESTRUTURAS DE REPETIÇÃO “<text:span text:style-name="T20">for”</text:span></text:p>
      <text:p text:style-name="P5"><text:span text:style-name="T1">ex03</text:span><text:span text:style-name="T4">6</text:span><text:span text:style-name="T1"> </text:span>→ Desenvol<text:span text:style-name="T25">v</text:span>a um programa <text:span text:style-name="T17">em qu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7-11T15:28:02.979913025</dc:date>
    <meta:editing-duration>PT1H12M5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320" meta:character-count="1754" meta:non-whitespace-character-count="1445"/>
  </office:meta>
</office:document-meta>
</file>